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Times New Roman'" style:font-family-generic="roman" style:font-pitch="variable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2.54cm" svg:y="1.90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0.16cm" svg:y="1.905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.54cm" svg:y="5.71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0.16cm" svg:y="5.715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.54cm" svg:y="9.525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0.16cm" svg:y="9.525cm">
          <text:p text:style-name="P1"><text:span text:style-name="T1">wh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08cm" svg:y1="2.54cm" svg:x2="10.16cm" svg:y2="2.54cm">
          <text:p/>
        </draw:line>
        <draw:frame draw:style-name="gr3" draw:text-style-name="P3" draw:layer="layout" svg:width="4.265cm" svg:height="0.954cm" svg:x="5.397cm" svg:y="1.587cm">
          <draw:text-box>
            <text:p><text:span text:style-name="T1">property shape</text:span></text:p>
          </draw:text-box>
        </draw:frame>
        <draw:line draw:style-name="gr2" draw:text-style-name="P1" draw:layer="layout" svg:x1="5.08cm" svg:y1="6.349cm" svg:x2="10.16cm" svg:y2="6.349cm">
          <text:p/>
        </draw:line>
        <draw:frame draw:style-name="gr3" draw:text-style-name="P3" draw:layer="layout" svg:width="4.265cm" svg:height="0.954cm" svg:x="5.397cm" svg:y="5.396cm">
          <draw:text-box>
            <text:p><text:span text:style-name="T1">property shape</text:span></text:p>
          </draw:text-box>
        </draw:frame>
        <draw:line draw:style-name="gr2" draw:text-style-name="P1" draw:layer="layout" svg:x1="5.08cm" svg:y1="10.159cm" svg:x2="10.16cm" svg:y2="10.159cm">
          <text:p/>
        </draw:line>
        <draw:frame draw:style-name="gr3" draw:text-style-name="P3" draw:layer="layout" svg:width="4.126cm" svg:height="0.954cm" svg:x="5.397cm" svg:y="9.206cm">
          <draw:text-box>
            <text:p><text:span text:style-name="T1">property color</text:span></text:p>
          </draw:text-box>
        </draw:frame>
        <draw:line draw:style-name="gr2" draw:text-style-name="P1" draw:layer="layout" svg:x1="3.81cm" svg:y1="6.985cm" svg:x2="3.81cm" svg:y2="9.525cm">
          <text:p/>
        </draw:line>
        <draw:frame draw:style-name="gr3" draw:text-style-name="P5" draw:layer="layout" svg:width="3.364cm" svg:height="1.657cm" svg:x="0.446cm" svg:y="7.143cm">
          <draw:text-box>
            <text:p text:style-name="P4"><text:span text:style-name="T1">preposition</text:span></text:p>
            <text:p text:style-name="P4"><text:span text:style-name="T1">on</text:span></text:p>
          </draw:text-box>
        </draw:frame>
        <draw:custom-shape draw:style-name="gr1" draw:text-style-name="P2" draw:layer="layout" svg:width="2.54cm" svg:height="1.27cm" svg:x="17.78cm" svg:y="1.90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5.4cm" svg:y="1.905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7.78cm" svg:y="5.716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5.4cm" svg:y="5.716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7.78cm" svg:y="9.525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5.4cm" svg:y="9.525cm">
          <text:p text:style-name="P1"><text:span text:style-name="T1">wh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32cm" svg:y1="2.54cm" svg:x2="25.4cm" svg:y2="2.54cm">
          <text:p/>
        </draw:line>
        <draw:frame draw:style-name="gr3" draw:text-style-name="P3" draw:layer="layout" svg:width="4.265cm" svg:height="0.954cm" svg:x="20.637cm" svg:y="1.587cm">
          <draw:text-box>
            <text:p><text:span text:style-name="T1">property shape</text:span></text:p>
          </draw:text-box>
        </draw:frame>
        <draw:line draw:style-name="gr2" draw:text-style-name="P1" draw:layer="layout" svg:x1="20.32cm" svg:y1="6.35cm" svg:x2="25.4cm" svg:y2="6.35cm">
          <text:p/>
        </draw:line>
        <draw:frame draw:style-name="gr3" draw:text-style-name="P3" draw:layer="layout" svg:width="4.265cm" svg:height="0.954cm" svg:x="20.637cm" svg:y="5.397cm">
          <draw:text-box>
            <text:p><text:span text:style-name="T1">property shape</text:span></text:p>
          </draw:text-box>
        </draw:frame>
        <draw:line draw:style-name="gr2" draw:text-style-name="P1" draw:layer="layout" svg:x1="20.32cm" svg:y1="10.159cm" svg:x2="25.4cm" svg:y2="10.159cm">
          <text:p/>
        </draw:line>
        <draw:frame draw:style-name="gr3" draw:text-style-name="P3" draw:layer="layout" svg:width="4.126cm" svg:height="0.954cm" svg:x="20.637cm" svg:y="9.206cm">
          <draw:text-box>
            <text:p><text:span text:style-name="T1">property color</text:span></text:p>
          </draw:text-box>
        </draw:frame>
        <draw:line draw:style-name="gr2" draw:text-style-name="P1" draw:layer="layout" svg:x1="19.05cm" svg:y1="6.985cm" svg:x2="19.05cm" svg:y2="9.525cm">
          <text:p/>
        </draw:line>
        <draw:frame draw:style-name="gr3" draw:text-style-name="P5" draw:layer="layout" svg:width="3.364cm" svg:height="1.657cm" svg:x="15.686cm" svg:y="7.233cm">
          <draw:text-box>
            <text:p text:style-name="P4"><text:span text:style-name="T1">preposition</text:span></text:p>
            <text:p text:style-name="P4"><text:span text:style-name="T1">on</text:span></text:p>
          </draw:text-box>
        </draw:frame>
        <draw:custom-shape draw:style-name="gr4" draw:text-style-name="P1" draw:layer="layout" svg:width="30.48cm" svg:height="11.43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24cm" svg:y1="0cm" svg:x2="15.24cm" svg:y2="11.43cm">
          <text:p/>
        </draw:line>
        <draw:custom-shape draw:style-name="gr6" draw:text-style-name="P6" draw:layer="layout" svg:width="1.27cm" svg:height="1.27cm" svg:x="0.317cm" svg:y="0.317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5.557cm" svg:y="0.317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05cm" svg:y1="3.175cm" svg:x2="19.05cm" svg:y2="5.715cm">
          <text:p/>
        </draw:line>
        <draw:frame draw:style-name="gr7" draw:text-style-name="P5" draw:layer="layout" svg:width="3.364cm" svg:height="1.657cm" svg:x="15.686cm" svg:y="3.423cm">
          <draw:text-box>
            <text:p text:style-name="P4"><text:span text:style-name="T1">preposition</text:span></text:p>
            <text:p text:style-name="P4"><text:span text:style-name="T1">on</text:span></text:p>
          </draw:text-box>
        </draw:frame>
        <draw:custom-shape draw:style-name="gr1" draw:text-style-name="P2" draw:layer="layout" svg:width="2.54cm" svg:height="1.27cm" svg:x="10.16cm" svg:y="3.81cm"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08cm" svg:y1="2.54cm" svg:x2="10.16cm" svg:y2="4.445cm">
          <text:p/>
        </draw:line>
        <draw:frame draw:style-name="gr8" draw:text-style-name="P5" draw:layer="layout" svg:width="2.657cm" svg:height="1.657cm" svg:x="5.397cm" svg:y="3.264cm">
          <draw:text-box>
            <text:p text:style-name="P4"><text:span text:style-name="T1">property</text:span></text:p>
            <text:p text:style-name="P4"><text:span text:style-name="T1">color</text:span></text:p>
          </draw:text-box>
        </draw:frame>
        <draw:custom-shape draw:style-name="gr1" draw:text-style-name="P2" draw:layer="layout" svg:width="2.54cm" svg:height="1.27cm" svg:x="10.16cm" svg:y="7.621cm">
          <text:p text:style-name="P1"><text:span text:style-name="T1">b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08cm" svg:y1="6.35cm" svg:x2="10.16cm" svg:y2="8.255cm">
          <text:p/>
        </draw:line>
        <draw:frame draw:style-name="gr3" draw:text-style-name="P5" draw:layer="layout" svg:width="2.657cm" svg:height="1.657cm" svg:x="5.397cm" svg:y="7.143cm">
          <draw:text-box>
            <text:p text:style-name="P4"><text:span text:style-name="T1">property</text:span></text:p>
            <text:p text:style-name="P4"><text:span text:style-name="T1">color</text:span></text:p>
          </draw:text-box>
        </draw:frame>
        <draw:custom-shape draw:style-name="gr1" draw:text-style-name="P2" draw:layer="layout" svg:width="2.54cm" svg:height="1.27cm" svg:x="25.4cm" svg:y="3.81cm"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32cm" svg:y1="2.54cm" svg:x2="25.4cm" svg:y2="4.445cm">
          <text:p/>
        </draw:line>
        <draw:frame draw:style-name="gr8" draw:text-style-name="P5" draw:layer="layout" svg:width="2.657cm" svg:height="1.657cm" svg:x="20.637cm" svg:y="3.264cm">
          <draw:text-box>
            <text:p text:style-name="P4"><text:span text:style-name="T1">property</text:span></text:p>
            <text:p text:style-name="P4"><text:span text:style-name="T1">color</text:span></text:p>
          </draw:text-box>
        </draw:frame>
        <draw:custom-shape draw:style-name="gr1" draw:text-style-name="P2" draw:layer="layout" svg:width="2.54cm" svg:height="1.27cm" svg:x="25.4cm" svg:y="7.621cm">
          <text:p text:style-name="P1"><text:span text:style-name="T1">b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32cm" svg:y1="6.35cm" svg:x2="25.4cm" svg:y2="8.255cm">
          <text:p/>
        </draw:line>
        <draw:frame draw:style-name="gr3" draw:text-style-name="P5" draw:layer="layout" svg:width="2.657cm" svg:height="1.657cm" svg:x="20.637cm" svg:y="7.143cm">
          <draw:text-box>
            <text:p text:style-name="P4"><text:span text:style-name="T1">property</text:span></text:p>
            <text:p text:style-name="P4"><text:span text:style-name="T1">col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25T17:22:39</dc:date>
    <dc:creator>neptune </dc:creator>
    <meta:editing-duration>P5DT38M41S</meta:editing-duration>
    <meta:editing-cycles>42</meta:editing-cycles>
    <meta:generator>LibreOffice/3.5$Linux_X86_64 LibreOffice_project/350m1$Build-2</meta:generator>
    <meta:document-statistic meta:object-count="46"/>
  </office:meta>
</office:document-meta>
</file>